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31.5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9"/>
    <style:style style:name="ce1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NIMA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_ANIMAL</text:p>
          </table:table-cell>
          <table:table-cell office:value-type="string" calcext:value-type="string">
            <text:p>ID_ESPECIE</text:p>
          </table:table-cell>
          <table:table-cell office:value-type="string" calcext:value-type="string">
            <text:p>ID_RACA</text:p>
          </table:table-cell>
          <table:table-cell office:value-type="string" calcext:value-type="string">
            <text:p>ID_SITUACA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gênero</text:p>
          </table:table-cell>
          <table:table-cell table:style-name="ce6" office:value-type="string" calcext:value-type="string">
            <text:p>DATA_ADOCAO</text:p>
          </table:table-cell>
          <table:table-cell office:value-type="string" calcext:value-type="string">
            <text:p>ID_CLIENTE</text:p>
          </table:table-cell>
          <table:table-cell office:value-type="string" calcext:value-type="string">
            <text:p>ADOTADO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Oliver</text:p>
          </table:table-cell>
          <table:table-cell office:value-type="string" calcext:value-type="string">
            <text:p>M</text:p>
          </table:table-cell>
          <table:table-cell table:style-name="Default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,1,19,34,'Oliver','M',NULL,NULL,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Joaquim</text:p>
          </table:table-cell>
          <table:table-cell office:value-type="string" calcext:value-type="string">
            <text:p>M</text:p>
          </table:table-cell>
          <table:table-cell table:style-name="Default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,1,74,38,'Joaquim','M',NULL,NULL,0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lvin</text:p>
          </table:table-cell>
          <table:table-cell office:value-type="string" calcext:value-type="string">
            <text:p>M</text:p>
          </table:table-cell>
          <table:table-cell table:style-name="Default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,1,307,28,'Alvin','M',NULL,NULL,0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Sans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7/16</text:p>
          </table:table-cell>
          <table:table-cell table:style-name="ce2" office:value-type="float" office:value="3328" calcext:value-type="float">
            <text:p>3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,1,62,44,'Sansão','M','2024/07/16',3328,1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Asto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,1,114,32,'Astor','M',NULL,NULL,0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Ping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8/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,1,52,23,'Pingo','M','2023/08/30',50,1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Luig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,1,276,9,'Luigi','M',NULL,NULL,0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Pierr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8,1,126,37,'Pierre','M',NULL,NULL,0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Rick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9,1,333,55,'Rick','M',NULL,NULL,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ostelinh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0,1,269,3,'Costelinha','M',NULL,NULL,0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JonSnow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5/1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1,1,179,16,'JonSnow','M','2022/05/13',45,1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Jorg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2,1,20,42,'Jorge','M',NULL,NULL,0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Joc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3,1,78,13,'Joca','M',NULL,NULL,0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Apol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1/03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4,1,266,62,'Apolo','M','2015/11/03',305,1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Zé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5,1,67,20,'Zé','M',NULL,NULL,0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obb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6,1,273,23,'Tobby','M',NULL,NULL,0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iscoi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7,1,264,37,'Biscoito','M',NULL,NULL,0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Max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8,1,21,13,'Max','M',NULL,NULL,0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ori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9,1,320,37,'Boris','M',NULL,NULL,0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oha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0,1,256,1,'Gohan','M',NULL,NULL,0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1,1,243,33,'Tico','M',NULL,NULL,0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Bernand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2,1,186,49,'Bernando','M',NULL,NULL,0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rank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3,1,63,27,'Frank','M',NULL,NULL,0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Blu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3/24</text:p>
          </table:table-cell>
          <table:table-cell table:style-name="ce2" office:value-type="float" office:value="2511" calcext:value-type="float">
            <text:p>25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4,1,173,20,'Blue','M','2016/03/24',2511,1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ev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5,1,120,1,'Steve','M',NULL,NULL,0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Loki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11/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6,1,317,45,'Loki','M','2020/11/10',36,1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Ot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8/0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7,1,189,18,'Otto','M','2018/08/05',66,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Zorr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6/2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8,1,283,62,'Zorro','M','2015/06/21',73,1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egu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9,1,329,13,'Neguinho','M',NULL,NULL,0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Bon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0,1,53,23,'Bono','M',NULL,NULL,0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Hércule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4/02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1,1,160,38,'Hércules','M','2019/04/02',845,1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Luk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2,1,191,46,'Luke','M',NULL,NULL,0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Juc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3,1,59,44,'Juca','M',NULL,NULL,0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Ner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6/10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4,1,37,39,'Nero','M','2016/06/10',282,1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Jo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5,1,97,8,'Joe','M',NULL,NULL,0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Chopp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6,1,214,10,'Chopp','M',NULL,NULL,0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Nin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7,1,85,34,'Nino','M',NULL,NULL,0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Olaf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8,1,128,21,'Olaf','M',NULL,NULL,0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odd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9,1,252,35,'Toddy','M',NULL,NULL,0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o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3/12</text:p>
          </table:table-cell>
          <table:table-cell table:style-name="ce2" office:value-type="float" office:value="2499" calcext:value-type="float">
            <text:p>24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0,1,346,5,'João','M','2019/03/12',2499,1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Budd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1,1,233,14,'Buddy','M',NULL,NULL,0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Bruc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01/06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2,1,265,44,'Bruce','M','2020/01/06',366,1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Fidel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,1,348,36,'Fidel','M',NULL,NULL,0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Urs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8/22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4,1,321,44,'Urso','M','2021/08/22',348,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Scott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5,1,235,56,'Scott','M',NULL,NULL,0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Do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,1,318,41,'Don','M',NULL,NULL,0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Bebê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7,1,106,12,'Bebê','M',NULL,NULL,0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Charli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8,1,237,46,'Charlie','M',NULL,NULL,0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rth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9,1,302,18,'Barth','M',NULL,NULL,0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Arthu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4/0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0,1,178,24,'Arthur','M','2021/04/09',2491,1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a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12/2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1,1,274,11,'Paco','M','2023/12/27',62,1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oc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2,1,15,16,'Rocco','M',NULL,NULL,0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Aslam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5/30</text:p>
          </table:table-cell>
          <table:table-cell table:style-name="ce2" office:value-type="float" office:value="4414" calcext:value-type="float">
            <text:p>44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3,1,14,41,'Aslam','M','2022/05/30',4414,1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Bob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4,1,22,44,'Bob','M',NULL,NULL,0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Floquinh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0/1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5,1,36,12,'Floquinho','M','2015/10/10',310,1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id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6,1,336,3,'Bidu','M',NULL,NULL,0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Snow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7,1,240,7,'Snow','M',NULL,NULL,0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Freud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10/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8,1,219,43,'Freud','M','2022/10/10',48,1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Gug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9,1,209,6,'Guga','M',NULL,NULL,0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iguel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5/23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0,1,199,9,'Miguel','M','2024/05/23',301,1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1,1,64,16,'Louis','M',NULL,NULL,0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ipoc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6/01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2,1,9,39,'Pipoca','M','2018/06/01',339,1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Georg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9/29</text:p>
          </table:table-cell>
          <table:table-cell table:style-name="ce2" office:value-type="float" office:value="5434" calcext:value-type="float">
            <text:p>5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3,1,115,7,'George','M','2017/09/29',5434,1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Hul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1/09</text:p>
          </table:table-cell>
          <table:table-cell table:style-name="ce2" office:value-type="float" office:value="5427" calcext:value-type="float">
            <text:p>54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4,1,12,59,'Hulk','M','2022/01/09',5427,1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ette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5,1,108,6,'Petter','M',NULL,NULL,0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oc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6,1,107,5,'Rocco','M',NULL,NULL,0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Z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7,1,342,13,'Zico','M',NULL,NULL,0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Raul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8,1,185,8,'Raul','M',NULL,NULL,0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Blac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12/10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9,1,228,40,'Black','M','2019/12/10',838,1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Floc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,1,49,15,'Floc','M',NULL,NULL,0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Napoleã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1,1,195,65,'Napoleão','M',NULL,NULL,0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Chewi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2,1,35,37,'Chewie','M',NULL,NULL,0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Greg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3,1,277,13,'Greg','M',NULL,NULL,0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Buc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3/13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4,1,308,36,'Buck','M','2016/03/13',287,1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Baruch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1/25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5,1,68,57,'Baruch','M','2022/01/25',321,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Spik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6,1,29,28,'Spike','M',NULL,NULL,0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Golia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2/22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7,1,289,11,'Golias','M','2015/12/22',317,1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Barthô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8,1,98,36,'Barthô','M',NULL,NULL,0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Darwin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3/15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9,1,244,26,'Darwin','M','2024/03/15',862,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Benn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80,1,65,42,'Benny','M',NULL,NULL,0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ddi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81,1,86,20,'Eddie','M',NULL,NULL,0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Duqu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5/06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82,1,168,29,'Duque','M','2023/05/06',847,1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i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0/19</text:p>
          </table:table-cell>
          <table:table-cell table:style-name="ce2" office:value-type="float" office:value="4410" calcext:value-type="float">
            <text:p>44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83,1,220,60,'Tito','M','2015/10/19',4410,1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andit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84,1,31,38,'Bandit','M',NULL,NULL,0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Bacon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3/05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85,1,275,34,'Bacon','M','2023/03/05',379,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Logan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11/2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86,1,304,65,'Logan','M','2023/11/26',372,1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Fox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87,1,281,38,'Fox','M',NULL,NULL,0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N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88,1,258,29,'Nico','M',NULL,NULL,0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ik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89,1,82,7,'Mike','M',NULL,NULL,0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Valent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90,1,223,33,'Valente','M',NULL,NULL,0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Zigg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3/0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91,1,18,33,'Ziggy','M','2022/03/03',42,1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odo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92,1,7,7,'Theodor','M',NULL,NULL,0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Ore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5/2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93,1,205,39,'Oreo','M','2024/05/22',387,1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Benjamin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4/01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94,1,251,24,'Benjamin','M','2018/04/01',289,1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Paçoc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95,1,118,42,'Paçoca','M',NULL,NULL,0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Yosh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96,1,147,58,'Yoshi','M',NULL,NULL,0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Will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3/09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97,1,91,31,'Willy','M','2018/03/09',335,1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Ruffu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12/0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98,1,316,37,'Ruffus','M','2022/12/08',44,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Harr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99,1,142,64,'Harry','M',NULL,NULL,0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Neg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2/12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00,1,158,65,'Nego','M','2015/12/12',367,1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Calvin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10/17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01,1,57,38,'Calvin','M','2020/10/17',293,1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Aquile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02,1,326,44,'Aquiles','M',NULL,NULL,0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o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03,1,315,9,'Toy','M',NULL,NULL,0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Beethove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04,1,119,43,'Beethoven','M',NULL,NULL,0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Bolt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2/27</text:p>
          </table:table-cell>
          <table:table-cell table:style-name="ce2" office:value-type="float" office:value="4416" calcext:value-type="float">
            <text:p>44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05,1,4,9,'Bolt','M','2023/02/27',4416,1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ck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7/31</text:p>
          </table:table-cell>
          <table:table-cell table:style-name="ce2" office:value-type="float" office:value="3332" calcext:value-type="float">
            <text:p>33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06,1,165,14,'Nicky','M','2024/07/31',3332,1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Gucc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07,1,222,40,'Gucci','M',NULL,NULL,0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Cooki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08,1,314,46,'Cookie','M',NULL,NULL,0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R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09,1,45,52,'Rico','M',NULL,NULL,0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Puff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10,1,217,32,'Puff','M',NULL,NULL,0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Kevi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11,1,132,17,'Kevin','M',NULL,NULL,0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Ballu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12/04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12,1,58,31,'Ballu','M','2016/12/04',351,1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Cooki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8/02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13,1,138,37,'Cookie','M','2017/08/02',2518,1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Lupi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12/1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14,1,188,35,'Lupi','M','2018/12/11',281,1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lfred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1/2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15,1,145,27,'Alfredo','M','2016/01/22',388,1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a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16,1,171,5,'Caco','M',NULL,NULL,0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om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3/13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17,1,139,23,'Tom','M','2021/03/13',258,1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Simb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11/2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18,1,153,37,'Simba','M','2021/11/21',255,1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Rock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19,1,267,33,'Rocky','M',NULL,NULL,0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Negã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20,1,104,20,'Negão','M',NULL,NULL,0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Kim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21,1,294,28,'Kim','M',NULL,NULL,0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Marvi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22,1,339,20,'Marvin','M',NULL,NULL,0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Freder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23,1,194,43,'Frederico','M',NULL,NULL,0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Hug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1/06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24,1,109,26,'Hugo','M','2017/01/06',257,1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obb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25,1,25,40,'Dobby','M',NULL,NULL,0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Zec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5/2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26,1,331,17,'Zeca','M','2015/05/27',308,1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ad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27,1,156,19,'Cadu','M',NULL,NULL,0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Lio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28,1,232,36,'Lion','M',NULL,NULL,0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Le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12/27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29,1,43,19,'Leo','M','2017/12/27',397,1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Iro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30,1,111,33,'Iron','M',NULL,NULL,0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Pudim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5/16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31,1,207,43,'Pudim','M','2024/05/16',2502,1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Simo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32,1,328,29,'Simon','M',NULL,NULL,0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Hulk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33,1,234,38,'Hulk','M',NULL,NULL,0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i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8/2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34,1,60,36,'Tião','M','2024/08/25',386,1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Brad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35,1,203,36,'Brad','M',NULL,NULL,0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Ramb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2/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36,1,122,21,'Rambo','M','2015/02/12',256,1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Hach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37,1,113,63,'Hachi','M',NULL,NULL,0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Mil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4/13</text:p>
          </table:table-cell>
          <table:table-cell table:style-name="ce2" office:value-type="float" office:value="5437" calcext:value-type="float">
            <text:p>54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38,1,80,30,'Milk','M','2016/04/13',5437,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Ring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39,1,92,24,'Ringo','M',NULL,NULL,0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re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1/20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40,1,77,15,'Preto','M','2024/01/20',392,1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Ozz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41,1,246,34,'Ozzy','M',NULL,NULL,0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Bid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42,1,284,16,'Bidu','M',NULL,NULL,0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Doug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1/14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43,1,48,66,'Doug','M','2016/01/14',837,1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Zac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44,1,174,35,'Zac','M',NULL,NULL,0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Junio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3/05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45,1,39,19,'Junior','M','2019/03/05',375,1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Elvi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2/23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46,1,229,11,'Elvis','M','2024/02/23',3309,1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Ben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47,1,144,19,'Bento','M',NULL,NULL,0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Bolinh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3/0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48,1,5,31,'Bolinha','M','2023/03/09',39,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obb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3/0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49,1,3,25,'Tobby','M','2015/03/01',252,1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Frod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50,1,169,13,'Frodo','M',NULL,NULL,0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Bartholome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51,1,332,42,'Bartholomeu','M',NULL,NULL,0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Cona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52,1,23,47,'Conan','M',NULL,NULL,0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Johnn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11/23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53,1,162,18,'Johnny','M','2018/11/23',360,1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Benj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54,1,236,28,'Benji','M',NULL,NULL,0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Argo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55,1,30,39,'Argos','M',NULL,NULL,0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olot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5/04</text:p>
          </table:table-cell>
          <table:table-cell table:style-name="ce2" office:value-type="float" office:value="2523" calcext:value-type="float">
            <text:p>25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56,1,261,8,'Bolota','M','2017/05/04',2523,1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oma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9/0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57,1,221,41,'Tomas','M','2015/09/01',848,1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az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58,1,159,66,'Taz','M',NULL,NULL,0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Pand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59,1,146,43,'Panda','M',NULL,NULL,0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Din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60,1,100,59,'Dino','M',NULL,NULL,0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Joh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61,1,112,38,'John','M',NULL,NULL,0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oah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7/30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62,1,197,8,'Noah','M','2018/07/30',322,1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Rex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1/0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63,1,291,22,'Rex','M','2015/01/09',53,1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Fred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64,1,303,25,'Fred','M',NULL,NULL,0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Ba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11/02</text:p>
          </table:table-cell>
          <table:table-cell table:style-name="ce2" office:value-type="float" office:value="4415" calcext:value-type="float">
            <text:p>44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65,1,175,29,'Baco','M','2018/11/02',4415,1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ing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07/04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66,1,343,21,'Pingo','M','2020/07/04',391,1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aramel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67,1,88,32,'Caramelo','M',NULL,NULL,0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ilb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1/24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68,1,123,38,'Bilbo','M','2022/01/24',399,1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irat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69,1,2,4,'Pirata','M',NULL,NULL,0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Wood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9/27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70,1,215,30,'Woody','M','2018/09/27',836,1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Lord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71,1,309,25,'Lorde','M',NULL,NULL,0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un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72,1,46,12,'Tunico','M',NULL,NULL,0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heodor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73,1,129,30,'Theodoro','M',NULL,NULL,0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ushi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9/0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74,1,96,6,'Sushi','M','2017/09/03',69,1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Yur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75,1,99,6,'Yuri','M',NULL,NULL,0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Atho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76,1,90,34,'Athos','M',NULL,NULL,0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obia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11/27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77,1,42,17,'Tobias','M','2016/11/27',2525,1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anc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78,1,299,11,'Pancho','M',NULL,NULL,0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o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79,1,218,9,'Thor','M',NULL,NULL,0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lemã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80,1,27,6,'Alemão','M',NULL,NULL,0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Pretinh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4/03</text:p>
          </table:table-cell>
          <table:table-cell table:style-name="ce2" office:value-type="float" office:value="2515" calcext:value-type="float">
            <text:p>25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81,1,216,32,'Pretinho','M','2016/04/03',2515,1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Brutu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82,1,130,15,'Brutus','M',NULL,NULL,0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Marle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0/2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83,1,272,39,'Marley','M','2015/10/22',300,1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hocolat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12/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84,1,297,32,'Chocolate','M','2023/12/06',56,1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Jack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85,1,121,50,'Jack','M',NULL,NULL,0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nz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86,1,255,1,'Enzo','M',NULL,NULL,0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Francis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87,1,239,66,'Francisco','M',NULL,NULL,0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ud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5/27</text:p>
          </table:table-cell>
          <table:table-cell table:style-name="ce2" office:value-type="float" office:value="2507" calcext:value-type="float">
            <text:p>25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88,1,245,2,'Bud','M','2022/05/27',2507,1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Chi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5/02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89,1,183,43,'Chico','M','2023/05/02',346,1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Bill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90,1,226,49,'Billy','M',NULL,NULL,0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Gord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11/2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91,1,184,50,'Gordo','M','2018/11/24',64,1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Dexte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92,1,131,67,'Dexter','M',NULL,NULL,0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otó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93,1,290,22,'Totó','M',NULL,NULL,0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Pep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2/12</text:p>
          </table:table-cell>
          <table:table-cell table:style-name="ce2" office:value-type="float" office:value="5429" calcext:value-type="float">
            <text:p>54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94,1,340,42,'Pepe','M','2015/12/12',5429,1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ob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6/18</text:p>
          </table:table-cell>
          <table:table-cell table:style-name="ce2" office:value-type="float" office:value="5438" calcext:value-type="float">
            <text:p>54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95,1,8,18,'Toby','M','2021/06/18',5438,1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Joe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4/27</text:p>
          </table:table-cell>
          <table:table-cell table:style-name="ce2" office:value-type="float" office:value="4409" calcext:value-type="float">
            <text:p>44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96,1,87,64,'Joey','M','2018/04/27',4409,1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Ero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4/30</text:p>
          </table:table-cell>
          <table:table-cell table:style-name="ce2" office:value-type="float" office:value="4403" calcext:value-type="float">
            <text:p>44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197,1,262,30,'Eros','M','2021/04/30',4403,1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Brun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98,1,6,20,'Bruno','M',NULL,NULL,0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Mil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199,1,286,32,'Milo','M',NULL,NULL,0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Odi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00,1,76,46,'Odin','M',NULL,NULL,0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Yod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01,1,167,4,'Yoda','M',NULL,NULL,0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Nicolau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11/24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02,1,66,40,'Nicolau','M','2023/11/24',844,1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Snoop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03,1,201,41,'Snoopy','M',NULL,NULL,0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on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11/06</text:p>
          </table:table-cell>
          <table:table-cell table:style-name="ce2" office:value-type="float" office:value="4421" calcext:value-type="float">
            <text:p>44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04,1,69,34,'Tony','M','2024/11/06',4421,1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omm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9/06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05,1,28,66,'Tommy','M','2018/09/06',349,1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imm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04/15</text:p>
          </table:table-cell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06,1,345,7,'Jimmy','M','2020/04/15',3311,1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yson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3/12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07,1,40,66,'Tyson','M','2023/03/12',359,1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he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1/15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08,1,254,10,'Theo','M','2015/11/15',841,1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ed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1/22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09,1,180,18,'Ted','M','2021/01/22',839,1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Banzé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1/27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10,1,193,33,'Banzé','M','2017/01/27',357,1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Kad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11,1,225,17,'Kadu','M',NULL,NULL,0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Bud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12,1,260,36,'Buda','M',NULL,NULL,0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Kod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13,1,140,54,'Koda','M',NULL,NULL,0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Dom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14,1,141,57,'Dom','M',NULL,NULL,0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Bill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2/1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15,1,300,10,'Bill','M','2015/02/12',67,1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uf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5/01</text:p>
          </table:table-cell>
          <table:table-cell table:style-name="ce2" office:value-type="float" office:value="2490" calcext:value-type="float">
            <text:p>24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16,1,55,42,'Tufão','M','2016/05/01',2490,1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Jak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17,1,83,46,'Jake','M',NULL,NULL,0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Dud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18,1,117,65,'Dudu','M',NULL,NULL,0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Hunte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19,1,143,43,'Hunter','M',NULL,NULL,0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Romeu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8/27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20,1,248,18,'Romeu','M','2023/08/27',336,1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utt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21,1,249,8,'Tutti','M',NULL,NULL,0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Whisk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22,1,170,16,'Whisky','M',NULL,NULL,0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Stark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23,1,338,57,'Stark','M',NULL,NULL,0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Chiquinh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4/18</text:p>
          </table:table-cell>
          <table:table-cell table:style-name="ce2" office:value-type="float" office:value="4411" calcext:value-type="float">
            <text:p>44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24,1,306,21,'Chiquinho','M','2021/04/18',4411,1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Zio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25,1,95,63,'Zion','M',NULL,NULL,0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Spoc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5/10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26,1,334,55,'Spock','M','2016/05/10',365,1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Raj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27,1,213,61,'Raj','M',NULL,NULL,0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rovã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28,1,250,37,'Trovão','M',NULL,NULL,0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Chic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10/30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29,1,341,37,'Chicão','M','2019/10/30',306,1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Gigant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30,1,305,35,'Gigante','M',NULL,NULL,0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ito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31,1,34,19,'Pitoco','M',NULL,NULL,0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Nic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4/02</text:p>
          </table:table-cell>
          <table:table-cell table:style-name="ce2" office:value-type="float" office:value="4402" calcext:value-type="float">
            <text:p>4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32,1,10,15,'Nick','M','2023/04/02',4402,1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til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11/2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33,1,271,6,'Atila','M','2022/11/21',63,1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Dant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7/22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34,1,70,13,'Dante','M','2023/07/22',325,1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Nik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1/14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35,1,241,19,'Niko','M','2015/11/14',314,1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Zeu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36,1,212,18,'Zeus','M',NULL,NULL,0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Lob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37,1,282,28,'Lobo','M',NULL,NULL,0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ok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38,1,13,9,'Doki','M',NULL,NULL,0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upp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4/0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39,1,327,30,'Puppy','M','2019/04/09',46,1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Micke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3/29</text:p>
          </table:table-cell>
          <table:table-cell table:style-name="ce2" office:value-type="float" office:value="2501" calcext:value-type="float">
            <text:p>25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40,1,137,44,'Mickey','M','2015/03/29',2501,1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arne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41,1,154,6,'Barney','M',NULL,NULL,0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Kik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11/21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42,1,210,11,'Kiko','M','2020/11/21',328,1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Home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12/3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43,1,51,17,'Homer','M','2024/12/31',850,1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itã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44,1,292,58,'Titã','M',NULL,NULL,0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odd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45,1,135,41,'Toddy','M',NULL,NULL,0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lf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46,1,227,6,'Ralf','M',NULL,NULL,0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Felip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12/10</text:p>
          </table:table-cell>
          <table:table-cell table:style-name="ce2" office:value-type="float" office:value="3330" calcext:value-type="float">
            <text:p>33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47,1,230,34,'Felipe','M','2024/12/10',3330,1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Shei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7/25</text:p>
          </table:table-cell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48,1,202,33,'Sheik','M','2022/07/25',843,1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retinh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49,1,278,15,'Pretinha','F',NULL,NULL,0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Prince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4/08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50,1,163,42,'Princesa','F','2017/04/08',358,1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ince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8/03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51,1,11,2,'Princesa','F','2024/08/03',851,1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itt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52,1,103,39,'Pitty','F',NULL,NULL,0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Péro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0/04/15</text:p>
          </table:table-cell>
          <table:table-cell table:style-name="ce2" office:value-type="float" office:value="2497" calcext:value-type="float">
            <text:p>24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53,1,313,32,'Pérola','F','2020/04/15',2497,1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i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54,1,238,36,'Kira','F',NULL,NULL,0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lice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10/17</text:p>
          </table:table-cell>
          <table:table-cell table:style-name="ce2" office:value-type="float" office:value="5416" calcext:value-type="float">
            <text:p>54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55,1,136,17,'Alice','F','2021/10/17',5416,1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Me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8/15</text:p>
          </table:table-cell>
          <table:table-cell table:style-name="ce2" office:value-type="float" office:value="5415" calcext:value-type="float">
            <text:p>54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56,1,200,23,'Mel','F','2017/08/15',5415,1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Ruby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05/14</text:p>
          </table:table-cell>
          <table:table-cell table:style-name="ce2" office:value-type="float" office:value="5421" calcext:value-type="float">
            <text:p>54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57,1,312,36,'Ruby','F','2019/05/14',5421,1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Chanel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58,1,110,49,'Chanel','F',NULL,NULL,0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Lil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59,1,50,46,'Lili','F',NULL,NULL,0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Sophie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60,1,187,36,'Sophie','F',NULL,NULL,0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Magali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11/27</text:p>
          </table:table-cell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61,1,177,66,'Magali','F','2023/11/27',3324,1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Rub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62,1,319,12,'Ruby','F',NULL,NULL,0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Sophie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7/1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63,1,164,7,'Sophie','F','2024/07/13',344,1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Lilic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0/15</text:p>
          </table:table-cell>
          <table:table-cell table:style-name="ce2" office:value-type="float" office:value="5428" calcext:value-type="float">
            <text:p>54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64,1,301,9,'Lilica','F','2015/10/15',5428,1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Mel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65,1,101,52,'Mel','F',NULL,NULL,0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Ki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09/1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66,1,33,28,'Kira','F','2019/09/19',61,1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Flor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8/02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67,1,263,12,'Flor','F','2016/08/02',2493,1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eg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3/24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68,1,231,41,'Meg','F','2015/03/24',343,1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ia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1/0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69,1,295,36,'Kiara','F','2015/11/06',377,1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v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70,1,89,2,'Ivy','F',NULL,NULL,0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Lun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71,1,166,30,'Luna','F',NULL,NULL,0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Jujub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72,1,44,10,'Jujuba','F',NULL,NULL,0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Cristal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73,1,41,40,'Cristal','F',NULL,NULL,0)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Maggie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4/1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74,1,224,39,'Maggie','F','2016/04/10',276,1)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l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9/22</text:p>
          </table:table-cell>
          <table:table-cell table:style-name="ce2" office:value-type="float" office:value="5433" calcext:value-type="float">
            <text:p>54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75,1,151,44,'Flora','F','2023/09/22',5433,1)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agal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76,1,211,3,'Magali','F',NULL,NULL,0)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Estre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77,1,94,51,'Estrela','F',NULL,NULL,0)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Am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7/03</text:p>
          </table:table-cell>
          <table:table-cell table:style-name="ce2" office:value-type="float" office:value="5419" calcext:value-type="float">
            <text:p>54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78,1,322,67,'Amora','F','2023/07/03',5419,1)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Be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10/08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79,1,148,21,'Bela','F','2017/10/08',284,1)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hanel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80,1,293,14,'Chanel','F',NULL,NULL,0)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Vi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81,1,182,40,'Vida','F',NULL,NULL,0)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Crista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9/1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82,1,72,36,'Cristal','F','2016/09/15',71,1)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Za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6/22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83,1,270,27,'Zara','F','2018/06/22',286,1)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Vi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84,1,347,19,'Vida','F',NULL,NULL,0)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Fri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85,1,324,20,'Frida','F',NULL,NULL,0)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o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3/28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86,1,296,2,'Pérola','F','2017/03/28',3319,1)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Lili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5/1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87,1,253,19,'Lili','F','2023/05/19',263,1)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Lu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1/2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88,1,204,20,'Lua','F','2015/01/26',280,1)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Han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0/02/29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89,1,287,13,'Hanna','F','2020/02/29',356,1)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Fri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90,1,61,7,'Frida','F',NULL,NULL,0)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Estre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3/09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91,1,242,6,'Estrela','F','2017/03/09',261,1)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Lul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92,1,259,7,'Luli','F',NULL,NULL,0)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o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5/2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93,1,84,5,'Lola','F','2018/05/29',355,1)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Lu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94,1,93,66,'Lua','F',NULL,NULL,0)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eg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95,1,310,11,'Meg','F',NULL,NULL,0)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Crista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5/26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96,1,285,56,'Cristal','F','2018/05/26',855,1)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Fl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0/05/12</text:p>
          </table:table-cell>
          <table:table-cell table:style-name="ce2" office:value-type="float" office:value="3323" calcext:value-type="float">
            <text:p>3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297,1,172,39,'Flora','F','2020/05/12',3323,1)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Fri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98,1,24,50,'Frida','F',NULL,NULL,0)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Iv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299,1,116,53,'Ivy','F',NULL,NULL,0)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in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00,1,81,5,'Nina','F',NULL,NULL,0)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Be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01,1,38,24,'Bela','F',NULL,NULL,0)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Lul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02,1,198,40,'Luli','F',NULL,NULL,0)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cau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03,1,192,13,'Cacau','F',NULL,NULL,0)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Ni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03/30</text:p>
          </table:table-cell>
          <table:table-cell table:style-name="ce2" office:value-type="float" office:value="4417" calcext:value-type="float">
            <text:p>44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04,1,73,43,'Nina','F','2019/03/30',4417,1)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Lay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05,1,105,36,'Layla','F',NULL,NULL,0)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Lu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0/08/07</text:p>
          </table:table-cell>
          <table:table-cell table:style-name="ce2" office:value-type="float" office:value="2509" calcext:value-type="float">
            <text:p>25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06,1,79,45,'Luna','F','2020/08/07',2509,1)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inces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07,1,134,1,'Princesa','F',NULL,NULL,0)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May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12/01</text:p>
          </table:table-cell>
          <table:table-cell table:style-name="ce2" office:value-type="float" office:value="4419" calcext:value-type="float">
            <text:p>44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08,1,155,62,'Maya','F','2023/12/01',4419,1)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Lai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5/24</text:p>
          </table:table-cell>
          <table:table-cell table:style-name="ce2" office:value-type="float" office:value="3306" calcext:value-type="float">
            <text:p>33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09,1,152,15,'Laila','F','2017/05/24',3306,1)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lor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10,1,149,10,'Flor','F',NULL,NULL,0)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Lo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12/10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11,1,150,23,'Lola','F','2017/12/10',294,1)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Ma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12,1,75,14,'Maia','F',NULL,NULL,0)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o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13,1,71,8,'Sol','F','2017/08/26',398,1)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ando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14,1,125,39,'Pandora','F',NULL,NULL,0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Iv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15,1,335,55,'Ivy','F',NULL,NULL,0)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ristal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16,1,181,20,'Cristal','F',NULL,NULL,0)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Lili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17,1,280,45,'Lilica','F',NULL,NULL,0)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Jujub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10/15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18,1,208,50,'Jujuba','F','2019/10/15',2494,1)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a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19,1,257,5,'Nala','F',NULL,NULL,0)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Bri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9/04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20,1,325,30,'Brisa','F','2017/09/04',364,1)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stre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21,1,102,15,'Estrela','F',NULL,NULL,0)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ade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8/13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22,1,133,12,'Jade','F','2017/08/13',4412,1)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So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11/28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23,1,26,39,'Sol','F','2017/11/28',316,1)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Bel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24,1,323,44,'Bella','F',NULL,NULL,0)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m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4/1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25,1,47,17,'Amora','F','2022/04/15',389,1)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Pretin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1/27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26,1,124,33,'Pretinha','F','2024/01/27',272,1)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Amo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27,1,17,52,'Amora','F',NULL,NULL,0)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Bris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28,1,190,36,'Brisa','F',NULL,NULL,0)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r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29,1,1,9,'Flor','F',NULL,NULL,0)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Jade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0/24</text:p>
          </table:table-cell>
          <table:table-cell table:style-name="ce2" office:value-type="float" office:value="4404" calcext:value-type="float">
            <text:p>44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30,1,247,42,'Jade','F','2015/10/24',4404,1)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Na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31,1,161,41,'Nala','F',NULL,NULL,0)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Za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11/07</text:p>
          </table:table-cell>
          <table:table-cell table:style-name="ce2" office:value-type="float" office:value="2487" calcext:value-type="float">
            <text:p>24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32,1,344,18,'Zara','F','2021/11/07',2487,1)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y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33,1,268,53,'Maya','F',NULL,NULL,0)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Cacau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5/23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34,1,330,40,'Cacau','F','2015/05/23',857,1)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el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1/05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35,1,157,18,'Bella','F','2024/01/05',353,1)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May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07/1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36,1,288,19,'Maya','F','2019/07/12',303,1)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Jujub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37,1,54,39,'Jujuba','F',NULL,NULL,0)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Lai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3/1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38,1,16,19,'Laila','F','2017/03/15',288,1)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Lul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39,1,196,38,'Luli','F',NULL,NULL,0)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Lu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40,1,337,36,'Lua','F',NULL,NULL,0)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Han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10/25</text:p>
          </table:table-cell>
          <table:table-cell table:style-name="ce2" office:value-type="float" office:value="5430" calcext:value-type="float">
            <text:p>54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41,1,298,19,'Hanna','F','2018/10/25',5430,1)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Luna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42,1,176,31,'Luna','F',NULL,NULL,0)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ina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43,1,32,5,'Nina','F',NULL,NULL,0)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Kia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7/16</text:p>
          </table:table-cell>
          <table:table-cell table:style-name="ce2" office:value-type="float" office:value="6815" calcext:value-type="float">
            <text:p>68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44,1,56,56,'Kiara','F','2024/07/16',6815,1)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itty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8/30</text:p>
          </table:table-cell>
          <table:table-cell table:style-name="ce2" office:value-type="float" office:value="6869" calcext:value-type="float">
            <text:p>68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45,1,206,8,'Pitty','F','2023/08/30',6869,1)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Lay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5/13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46,1,127,31,'Layla','F','2022/05/13',6856,1)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el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47,1,279,17,'Bella','F',NULL,NULL,0)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Pando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48,1,311,53,'Pandora','F',NULL,NULL,0)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Ninj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49,2,422,46,'Ninja','M',NULL,NULL,0)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Ven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50,2,434,25,'Vento','M',NULL,NULL,0)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in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1/03</text:p>
          </table:table-cell>
          <table:table-cell table:style-name="ce2" office:value-type="float" office:value="6829" calcext:value-type="float">
            <text:p>68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51,2,404,42,'Lino','M','2015/11/03',6829,1)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Bambu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3/24</text:p>
          </table:table-cell>
          <table:table-cell table:style-name="ce2" office:value-type="float" office:value="6923" calcext:value-type="float">
            <text:p>69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52,2,435,41,'Bambu','M','2016/03/24',6923,1)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Loki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11/10</text:p>
          </table:table-cell>
          <table:table-cell table:style-name="ce2" office:value-type="float" office:value="6823" calcext:value-type="float">
            <text:p>68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53,2,464,35,'Loki','M','2020/11/10',6823,1)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Fumaç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54,2,408,12,'Fumaça','M',NULL,NULL,0)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im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8/05</text:p>
          </table:table-cell>
          <table:table-cell table:style-name="ce2" office:value-type="float" office:value="6832" calcext:value-type="float">
            <text:p>68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55,2,438,48,'Simão','M','2018/08/05',6832,1)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B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56,2,398,11,'Bico','M',NULL,NULL,0)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Zorr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57,2,463,52,'Zorro','M',NULL,NULL,0)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Oti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58,2,440,17,'Otis','M',NULL,NULL,0)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Fid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6/21</text:p>
          </table:table-cell>
          <table:table-cell table:style-name="ce2" office:value-type="float" office:value="6879" calcext:value-type="float">
            <text:p>68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59,2,410,12,'Fido','M','2015/06/21',6879,1)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Samuel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4/02</text:p>
          </table:table-cell>
          <table:table-cell table:style-name="ce2" office:value-type="float" office:value="6902" calcext:value-type="float">
            <text:p>69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60,2,456,56,'Samuel','M','2019/04/02',6902,1)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Romeu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6/10</text:p>
          </table:table-cell>
          <table:table-cell table:style-name="ce2" office:value-type="float" office:value="6886" calcext:value-type="float">
            <text:p>68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61,2,453,44,'Romeu','M','2016/06/10',6886,1)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Negã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62,2,419,43,'Negão','M',NULL,NULL,0)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i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3/12</text:p>
          </table:table-cell>
          <table:table-cell table:style-name="ce2" office:value-type="float" office:value="6835" calcext:value-type="float">
            <text:p>6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63,2,432,46,'Tico','M','2019/03/12',6835,1);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64,2,423,39,'Tico','M',NULL,NULL,0);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ho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65,2,423,45,'Thor','M',NULL,NULL,0)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Garfield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66,2,403,7,'Garfield','M',NULL,NULL,0);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ax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67,2,456,18,'Max','M',NULL,NULL,0);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Be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01/06</text:p>
          </table:table-cell>
          <table:table-cell table:style-name="ce2" office:value-type="float" office:value="6827" calcext:value-type="float">
            <text:p>68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68,2,429,32,'Beto','M','2020/01/06',6827,1);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oc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8/22</text:p>
          </table:table-cell>
          <table:table-cell table:style-name="ce2" office:value-type="float" office:value="6862" calcext:value-type="float">
            <text:p>68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69,2,416,5,'Rocco','M','2021/08/22',6862,1);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Luff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70,2,414,16,'Luffy','M',NULL,NULL,0);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epin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4/09</text:p>
          </table:table-cell>
          <table:table-cell table:style-name="ce2" office:value-type="float" office:value="6826" calcext:value-type="float">
            <text:p>68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71,2,419,13,'Pepino','M','2021/04/09',6826,1);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Rufu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12/27</text:p>
          </table:table-cell>
          <table:table-cell table:style-name="ce2" office:value-type="float" office:value="6898" calcext:value-type="float">
            <text:p>68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72,2,418,18,'Rufus','M','2023/12/27',6898,1);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Astr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73,2,442,62,'Astro','M',NULL,NULL,0);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74,2,423,47,'Tico','M',NULL,NULL,0);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Biscoi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5/30</text:p>
          </table:table-cell>
          <table:table-cell table:style-name="ce2" office:value-type="float" office:value="6860" calcext:value-type="float">
            <text:p>68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75,2,449,40,'Biscoito','M','2022/05/30',6860,1);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ho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76,2,433,67,'Thor','M',NULL,NULL,0);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Igo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77,2,427,53,'Igor','M',NULL,NULL,0);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78,2,460,7,'Tico','M',NULL,NULL,0);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sh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79,2,406,22,'Sushi','M',NULL,NULL,0);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ing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80,2,445,21,'Pingo','M',NULL,NULL,0);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Nin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0/10</text:p>
          </table:table-cell>
          <table:table-cell table:style-name="ce2" office:value-type="float" office:value="6839" calcext:value-type="float">
            <text:p>68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81,2,458,34,'Nino','M','2015/10/10',6839,1);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Miau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10/10</text:p>
          </table:table-cell>
          <table:table-cell table:style-name="ce2" office:value-type="float" office:value="6837" calcext:value-type="float">
            <text:p>68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82,2,401,44,'Miau','M','2022/10/10',6837,1);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live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5/23</text:p>
          </table:table-cell>
          <table:table-cell table:style-name="ce2" office:value-type="float" office:value="6882" calcext:value-type="float">
            <text:p>68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83,2,429,15,'Oliver','M','2024/05/23',6882,1);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ek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6/01</text:p>
          </table:table-cell>
          <table:table-cell table:style-name="ce2" office:value-type="float" office:value="6816" calcext:value-type="float">
            <text:p>68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84,2,413,7,'Neko','M','2018/06/01',6816,1);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Spark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9/29</text:p>
          </table:table-cell>
          <table:table-cell table:style-name="ce2" office:value-type="float" office:value="6858" calcext:value-type="float">
            <text:p>68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85,2,434,31,'Sparky','M','2017/09/29',6858,1);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Dud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86,2,455,60,'Dudu','M',NULL,NULL,0);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iwi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1/09</text:p>
          </table:table-cell>
          <table:table-cell table:style-name="ce2" office:value-type="float" office:value="6919" calcext:value-type="float">
            <text:p>69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87,2,405,35,'Kiwi','M','2022/01/09',6919,1);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Harr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12/10</text:p>
          </table:table-cell>
          <table:table-cell table:style-name="ce2" office:value-type="float" office:value="6821" calcext:value-type="float">
            <text:p>68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88,2,417,28,'Harry','M','2019/12/10',6821,1);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edd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89,2,436,36,'Teddy','M',NULL,NULL,0);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Peix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3/13</text:p>
          </table:table-cell>
          <table:table-cell table:style-name="ce2" office:value-type="float" office:value="6840" calcext:value-type="float">
            <text:p>68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90,2,437,33,'Peixe','M','2016/03/13',6840,1);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Dyla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91,2,432,24,'Dylan','M',NULL,NULL,0);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om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92,2,397,8,'Tom','M',NULL,NULL,0);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o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1/25</text:p>
          </table:table-cell>
          <table:table-cell table:style-name="ce2" office:value-type="float" office:value="6847" calcext:value-type="float">
            <text:p>6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93,2,435,14,'Toy','M','2022/01/25',6847,1);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aramel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2/22</text:p>
          </table:table-cell>
          <table:table-cell table:style-name="ce2" office:value-type="float" office:value="6866" calcext:value-type="float">
            <text:p>68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94,2,394,29,'Caramelo','M','2015/12/22',6866,1);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Bub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95,2,444,9,'Bubu','M',NULL,NULL,0);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heste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3/15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396,2,393,13,'Chester','M','2024/03/15',6850,1);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Fof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97,2,393,21,'Fofinho','M',NULL,NULL,0);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Ping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98,2,428,40,'Pingo','M',NULL,NULL,0);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Bruc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399,2,441,43,'Bruce','M',NULL,NULL,0);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Jaspion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00,2,464,21,'Jaspion','M',NULL,NULL,0);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ob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01,2,409,17,'Toby','M',NULL,NULL,0);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Jack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02,2,450,63,'Jack','M',NULL,NULL,0);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Ch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03,2,449,45,'Chico','M',NULL,NULL,0);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imb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5/06</text:p>
          </table:table-cell>
          <table:table-cell table:style-name="ce2" office:value-type="float" office:value="6861" calcext:value-type="float">
            <text:p>68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04,2,414,48,'Simba','M','2023/05/06',6861,1);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Zeu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05,2,412,52,'Zeus','M',NULL,NULL,0);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Joc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0/19</text:p>
          </table:table-cell>
          <table:table-cell table:style-name="ce2" office:value-type="float" office:value="6893" calcext:value-type="float">
            <text:p>68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06,2,405,37,'Joca','M','2015/10/19',6893,1);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Júnio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07,2,396,67,'Júnior','M',NULL,NULL,0);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Did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08,2,412,41,'Didi','M',NULL,NULL,0);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Ga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3/05</text:p>
          </table:table-cell>
          <table:table-cell table:style-name="ce2" office:value-type="float" office:value="6867" calcext:value-type="float">
            <text:p>68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09,2,398,18,'Gato','M','2023/03/05',6867,1);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harli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10,2,447,6,'Charlie','M',NULL,NULL,0);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en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11,2,414,45,'Bento','M',NULL,NULL,0);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Pes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11/26</text:p>
          </table:table-cell>
          <table:table-cell table:style-name="ce2" office:value-type="float" office:value="6887" calcext:value-type="float">
            <text:p>68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12,2,462,45,'Pesto','M','2023/11/26',6887,1);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epê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3/03</text:p>
          </table:table-cell>
          <table:table-cell table:style-name="ce2" office:value-type="float" office:value="6852" calcext:value-type="float">
            <text:p>68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13,2,407,21,'Pepê','M','2022/03/03',6852,1);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Lob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5/22</text:p>
          </table:table-cell>
          <table:table-cell table:style-name="ce2" office:value-type="float" office:value="6885" calcext:value-type="float">
            <text:p>68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14,2,420,27,'Lobo','M','2024/05/22',6885,1);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Kiw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15,2,448,37,'Kiwi','M',NULL,NULL,0);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Flash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4/01</text:p>
          </table:table-cell>
          <table:table-cell table:style-name="ce2" office:value-type="float" office:value="6944" calcext:value-type="float">
            <text:p>69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16,2,454,43,'Flash','M','2018/04/01',6944,1);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Nin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3/09</text:p>
          </table:table-cell>
          <table:table-cell table:style-name="ce2" office:value-type="float" office:value="6938" calcext:value-type="float">
            <text:p>69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17,2,424,35,'Nino','M','2018/03/09',6938,1);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Bicoi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18,2,415,33,'Bicoito','M',NULL,NULL,0);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Bif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12/08</text:p>
          </table:table-cell>
          <table:table-cell table:style-name="ce2" office:value-type="float" office:value="6859" calcext:value-type="float">
            <text:p>68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19,2,439,14,'Bifão','M','2022/12/08',6859,1);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Vini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2/12</text:p>
          </table:table-cell>
          <table:table-cell table:style-name="ce2" office:value-type="float" office:value="6942" calcext:value-type="float">
            <text:p>69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20,2,406,32,'Vini','M','2015/12/12',6942,1);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Fig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21,2,408,40,'Figo','M',NULL,NULL,0);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Zigg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22,2,451,17,'Ziggy','M',NULL,NULL,0);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a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10/17</text:p>
          </table:table-cell>
          <table:table-cell table:style-name="ce2" office:value-type="float" office:value="6820" calcext:value-type="float">
            <text:p>68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23,2,399,64,'Taco','M','2020/10/17',6820,1);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on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24,2,424,35,'Tony','M',NULL,NULL,0);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Olive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2/27</text:p>
          </table:table-cell>
          <table:table-cell table:style-name="ce2" office:value-type="float" office:value="6857" calcext:value-type="float">
            <text:p>68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25,2,463,42,'Oliver','M','2023/02/27',6857,1);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Zeu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26,2,427,4,'Zeus','M',NULL,NULL,0);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7/31</text:p>
          </table:table-cell>
          <table:table-cell table:style-name="ce2" office:value-type="float" office:value="6895" calcext:value-type="float">
            <text:p>68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27,2,452,12,'Leo','M','2024/07/31',6895,1);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edd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12/04</text:p>
          </table:table-cell>
          <table:table-cell table:style-name="ce2" office:value-type="float" office:value="6916" calcext:value-type="float">
            <text:p>69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28,2,461,38,'Teddy','M','2016/12/04',6916,1);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Ron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29,2,393,27,'Roni','M',NULL,NULL,0);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Orelh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8/02</text:p>
          </table:table-cell>
          <table:table-cell table:style-name="ce2" office:value-type="float" office:value="6849" calcext:value-type="float">
            <text:p>6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30,2,442,19,'Orelha','M','2017/08/02',6849,1);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Kik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1,2,395,65,'Kiko','M',NULL,NULL,0);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Johnn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2,2,434,11,'Johnny','M',NULL,NULL,0);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Le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3,2,429,9,'Leo','M',NULL,NULL,0);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ong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4,2,399,38,'Bongo','M',NULL,NULL,0);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Carlo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5,2,426,59,'Carlos','M',NULL,NULL,0);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Surf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6,2,402,44,'Surf','M',NULL,NULL,0);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Felix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12/11</text:p>
          </table:table-cell>
          <table:table-cell table:style-name="ce2" office:value-type="float" office:value="6918" calcext:value-type="float">
            <text:p>69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37,2,411,45,'Felix','M','2018/12/11',6918,1);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enn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8,2,400,8,'Benny','M',NULL,NULL,0);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Ner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39,2,440,35,'Nero','M',NULL,NULL,0);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il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40,2,445,10,'Milo','M',NULL,NULL,0);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onec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41,2,412,20,'Soneca','M',NULL,NULL,0);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Bill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42,2,438,26,'Billy','M',NULL,NULL,0);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omá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43,2,437,40,'Tomás','M',NULL,NULL,0);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Ni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1/22</text:p>
          </table:table-cell>
          <table:table-cell table:style-name="ce2" office:value-type="float" office:value="6824" calcext:value-type="float">
            <text:p>68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44,2,430,44,'Nina','F','2016/01/22',6824,1);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eg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45,2,400,10,'Nega','F',NULL,NULL,0);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a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46,2,411,4,'Fada','F',NULL,NULL,0);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at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47,2,435,16,'Tati','F',NULL,NULL,0);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ec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03/13</text:p>
          </table:table-cell>
          <table:table-cell table:style-name="ce2" office:value-type="float" office:value="6908" calcext:value-type="float">
            <text:p>69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48,2,417,27,'Teca','F','2021/03/13',6908,1);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Pepit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49,2,421,38,'Pepita','F',NULL,NULL,0);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Fof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50,2,430,67,'Fofa','F',NULL,NULL,0);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Li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11/21</text:p>
          </table:table-cell>
          <table:table-cell table:style-name="ce2" office:value-type="float" office:value="6825" calcext:value-type="float">
            <text:p>68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51,2,407,26,'Lila','F','2021/11/21',6825,1);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Sas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1/06</text:p>
          </table:table-cell>
          <table:table-cell table:style-name="ce2" office:value-type="float" office:value="6907" calcext:value-type="float">
            <text:p>69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52,2,436,28,'Sasha','F','2017/01/06',6907,1);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53,2,417,38,'Bia','F',NULL,NULL,0);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olly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5/27</text:p>
          </table:table-cell>
          <table:table-cell table:style-name="ce2" office:value-type="float" office:value="6813" calcext:value-type="float">
            <text:p>68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54,2,409,10,'Molly','F','2015/05/27',6813,1);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udding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55,2,426,10,'Pudding','F',NULL,NULL,0);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Menin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56,2,415,38,'Menina','F',NULL,NULL,0);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Ziz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57,2,427,33,'Zizi','F',NULL,NULL,0);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Kiwi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12/27</text:p>
          </table:table-cell>
          <table:table-cell table:style-name="ce2" office:value-type="float" office:value="6937" calcext:value-type="float">
            <text:p>69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58,2,403,60,'Kiwi','F','2017/12/27',6937,1);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Me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5/16</text:p>
          </table:table-cell>
          <table:table-cell table:style-name="ce2" office:value-type="float" office:value="6936" calcext:value-type="float">
            <text:p>69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59,2,444,66,'Mel','F','2024/05/16',6936,1);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inces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0,2,450,13,'Princesa','F',NULL,NULL,0);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Zuzu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8/25</text:p>
          </table:table-cell>
          <table:table-cell table:style-name="ce2" office:value-type="float" office:value="6897" calcext:value-type="float">
            <text:p>68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61,2,457,21,'Zuzu','F','2024/08/25',6897,1);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Bolh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2,2,420,42,'Bolha','F',NULL,NULL,0);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M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3,2,451,25,'Mia','F',NULL,NULL,0);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Místic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2/12</text:p>
          </table:table-cell>
          <table:table-cell table:style-name="ce2" office:value-type="float" office:value="6878" calcext:value-type="float">
            <text:p>68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64,2,416,27,'Mística','F','2015/02/12',6878,1);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Estelit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5,2,394,18,'Estelita','F',NULL,NULL,0);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acau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6,2,409,4,'Cacau','F',NULL,NULL,0);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igrinh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7,2,428,35,'Tigrinha','F',NULL,NULL,0);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Gig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8,2,410,8,'Gigi','F',NULL,NULL,0);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stre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69,2,432,8,'Estrela','F',NULL,NULL,0);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esouraPipo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70,2,436,35,'TesouraPipoca','F',NULL,NULL,0);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Cleo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71,2,395,61,'Cleo','F',NULL,NULL,0);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Amél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4/13</text:p>
          </table:table-cell>
          <table:table-cell table:style-name="ce2" office:value-type="float" office:value="6853" calcext:value-type="float">
            <text:p>68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72,2,446,33,'Amélia','F','2016/04/13',6853,1);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Petún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1/20</text:p>
          </table:table-cell>
          <table:table-cell table:style-name="ce2" office:value-type="float" office:value="6922" calcext:value-type="float">
            <text:p>69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73,2,455,40,'Petúnia','F','2024/01/20',6922,1);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Le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1/14</text:p>
          </table:table-cell>
          <table:table-cell table:style-name="ce2" office:value-type="float" office:value="6910" calcext:value-type="float">
            <text:p>69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74,2,405,21,'Leia','F','2016/01/14',6910,1);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ôni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75,2,458,37,'Mônica','F',NULL,NULL,0);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Maripo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03/05</text:p>
          </table:table-cell>
          <table:table-cell table:style-name="ce2" office:value-type="float" office:value="6877" calcext:value-type="float">
            <text:p>68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76,2,420,31,'Mariposa','F','2019/03/05',6877,1);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elancia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77,2,422,16,'Melancia','F',NULL,NULL,0);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Jujuba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78,2,403,59,'Jujuba','F',NULL,NULL,0);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imo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2/23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79,2,439,10,'Mimosa','F','2024/02/23',3028,1);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opp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80,2,459,4,'Poppy','F',NULL,NULL,0);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Somb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3/09</text:p>
          </table:table-cell>
          <table:table-cell table:style-name="ce2" office:value-type="float" office:value="1776" calcext:value-type="float">
            <text:p>17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81,2,454,43,'Sombra','F','2023/03/09',1776,1);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ipp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3/01</text:p>
          </table:table-cell>
          <table:table-cell table:style-name="ce2" office:value-type="float" office:value="7932" calcext:value-type="float">
            <text:p>79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82,2,396,3,'Pippa','F','2015/03/01',7932,1);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Du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83,2,438,47,'Duda','F',NULL,NULL,0);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elinh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84,2,437,45,'Belinha','F',NULL,NULL,0);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Am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11/23</text:p>
          </table:table-cell>
          <table:table-cell table:style-name="ce2" office:value-type="float" office:value="4652" calcext:value-type="float">
            <text:p>46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85,2,421,64,'Amora','F','2018/11/23',4652,1);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Li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5/04</text:p>
          </table:table-cell>
          <table:table-cell table:style-name="ce2" office:value-type="float" office:value="4634" calcext:value-type="float">
            <text:p>46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86,2,461,11,'Lila','F','2017/05/04',4634,1);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Nes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9/01</text:p>
          </table:table-cell>
          <table:table-cell table:style-name="ce2" office:value-type="float" office:value="7933" calcext:value-type="float">
            <text:p>79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87,2,404,46,'Nessa','F','2015/09/01',7933,1);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Lun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88,2,413,40,'Luna','F',NULL,NULL,0);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Rosinh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89,2,400,14,'Rosinha','F',NULL,NULL,0);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Lo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90,2,440,46,'Lola','F',NULL,NULL,0);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Marfim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7/30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91,2,431,57,'Marfim','F','2018/07/30',3024,1);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elod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1/09</text:p>
          </table:table-cell>
          <table:table-cell table:style-name="ce2" office:value-type="float" office:value="3022" calcext:value-type="float">
            <text:p>3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92,2,425,12,'Melodia','F','2015/01/09',3022,1);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Jasmim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93,2,396,39,'Jasmim','F',NULL,NULL,0);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Chérie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11/02</text:p>
          </table:table-cell>
          <table:table-cell table:style-name="ce2" office:value-type="float" office:value="2718" calcext:value-type="float">
            <text:p>27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94,2,425,43,'Chérie','F','2018/11/02',2718,1);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a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95,2,419,7,'Nala','F',NULL,NULL,0);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ig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496,2,452,19,'Gigi','F',NULL,NULL,0);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Dam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0/07/04</text:p>
          </table:table-cell>
          <table:table-cell table:style-name="ce2" office:value-type="float" office:value="6855" calcext:value-type="float">
            <text:p>68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97,2,397,30,'Dama','F','2020/07/04',6855,1);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Fl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1/24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98,2,465,34,'Flora','F','2022/01/24',3018,1);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ofu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9/27</text:p>
          </table:table-cell>
          <table:table-cell table:style-name="ce2" office:value-type="float" office:value="3004" calcext:value-type="float">
            <text:p>30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499,2,407,37,'Tofu','F','2018/09/27',3004,1);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Jujub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00,2,397,34,'Jujuba','F',NULL,NULL,0);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Daisy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9/03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01,2,406,29,'Daisy','F','2017/09/03',1798,1);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11/27</text:p>
          </table:table-cell>
          <table:table-cell table:style-name="ce2" office:value-type="float" office:value="4635" calcext:value-type="float">
            <text:p>46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02,2,443,24,'Tia','F','2016/11/27',4635,1);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Jum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03,2,411,47,'Juma','F',NULL,NULL,0);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Lu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04,2,465,25,'Lua','F',NULL,NULL,0);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Kik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05,2,462,28,'Kiki','F',NULL,NULL,0);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Ki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4/03</text:p>
          </table:table-cell>
          <table:table-cell table:style-name="ce2" office:value-type="float" office:value="4647" calcext:value-type="float">
            <text:p>46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06,2,395,12,'Kira','F','2016/04/03',4647,1);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Dam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07,2,410,34,'Dama','F',NULL,NULL,0);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Arie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0/22</text:p>
          </table:table-cell>
          <table:table-cell table:style-name="ce2" office:value-type="float" office:value="3025" calcext:value-type="float">
            <text:p>30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08,2,457,63,'Ariel','F','2015/10/22',3025,1);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Pip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09,2,422,36,'Pipa','F',NULL,NULL,0);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intu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10,2,459,12,'Pintura','F',NULL,NULL,0);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ân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11,2,460,37,'Tânia','F',NULL,NULL,0);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Nuvem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12,2,431,37,'Nuvem','F',NULL,NULL,0);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Fri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13,2,415,43,'Frida','F',NULL,NULL,0);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Violet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12/06</text:p>
          </table:table-cell>
          <table:table-cell table:style-name="ce2" office:value-type="float" office:value="3023" calcext:value-type="float">
            <text:p>30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14,2,433,11,'Violeta','F','2023/12/06',3023,1);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Lay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5/27</text:p>
          </table:table-cell>
          <table:table-cell table:style-name="ce2" office:value-type="float" office:value="3029" calcext:value-type="float">
            <text:p>30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15,2,425,49,'Layla','F','2022/05/27',3029,1);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Fumaç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16,2,413,25,'Fumaça','F',NULL,NULL,0);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Roxy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5/02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17,2,416,35,'Roxy','F','2023/05/02',1790,1);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Gat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18,2,398,23,'Gata','F',NULL,NULL,0);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âm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19,2,426,5,'Tâmi','F',NULL,NULL,0);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Pitt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20,2,439,46,'Pitty','F',NULL,NULL,0);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Juno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11/24</text:p>
          </table:table-cell>
          <table:table-cell table:style-name="ce2" office:value-type="float" office:value="1785" calcext:value-type="float">
            <text:p>17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21,2,399,37,'Juno','F','2018/11/24',1785,1);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Estre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2/12</text:p>
          </table:table-cell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22,2,431,38,'Estrela','F','2015/12/12',1788,1);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23,2,433,6,'Mia','F',NULL,NULL,0);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Auro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24,2,418,41,'Aurora','F',NULL,NULL,0);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Bel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06/18</text:p>
          </table:table-cell>
          <table:table-cell table:style-name="ce2" office:value-type="float" office:value="2713" calcext:value-type="float">
            <text:p>27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25,2,394,27,'Bella','F','2021/06/18',2713,1);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Sush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26,2,401,61,'Sushi','F',NULL,NULL,0);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Bel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4/27</text:p>
          </table:table-cell>
          <table:table-cell table:style-name="ce2" office:value-type="float" office:value="4661" calcext:value-type="float">
            <text:p>46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27,2,402,59,'Bella','F','2018/04/27',4661,1);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Sass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28,2,441,34,'Sassy','F',NULL,NULL,0);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Ni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04/30</text:p>
          </table:table-cell>
          <table:table-cell table:style-name="ce2" office:value-type="float" office:value="6852" calcext:value-type="float">
            <text:p>68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29,2,453,34,'Nina','F','2021/04/30',6852,1);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Xux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30,2,443,46,'Xuxa','F',NULL,NULL,0);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of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11/24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31,2,404,26,'Sofia','F','2023/11/24',1801,1);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imos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32,2,424,18,'Mimosa','F',NULL,NULL,0);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Mi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33,2,402,45,'Mica','F',NULL,NULL,0);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Fif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34,2,421,17,'Fifi','F',NULL,NULL,0);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of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35,2,408,15,'Sofia','F',NULL,NULL,0);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Floco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36,2,401,54,'Floco','F',NULL,NULL,0);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Rubi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11/06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37,2,430,55,'Rubi','F','2024/11/06',3008,1);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enélope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9/06</text:p>
          </table:table-cell>
          <table:table-cell table:style-name="ce2" office:value-type="float" office:value="2710" calcext:value-type="float">
            <text:p>27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38,2,446,39,'Penélope','F','2018/09/06',2710,1);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hic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0/04/15</text:p>
          </table:table-cell>
          <table:table-cell table:style-name="ce2" office:value-type="float" office:value="4638" calcext:value-type="float">
            <text:p>46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39,2,428,16,'Chica','F','2020/04/15',4638,1);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el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3/12</text:p>
          </table:table-cell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40,2,447,37,'Bella','F','2023/03/12',3006,1);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Bris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41,2,418,7,'Brisa','F',NULL,NULL,0);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huchu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1/15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42,2,448,14,'Chuchu','F','2015/11/15',1777,1);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vem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1/22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43,3,507,3,'Nuvem','M','2021/01/22',1787,1);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Doc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44,3,480,58,'Docinho','M',NULL,NULL,0)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Scott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45,3,467,60,'Scott','M',NULL,NULL,0);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Branquel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46,3,491,60,'Branquelo','M',NULL,NULL,0);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Ninj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1/27</text:p>
          </table:table-cell>
          <table:table-cell table:style-name="ce2" office:value-type="float" office:value="1796" calcext:value-type="float">
            <text:p>17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47,3,501,39,'Ninja','M','2017/01/27',1796,1);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Zeus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2/12</text:p>
          </table:table-cell>
          <table:table-cell table:style-name="ce2" office:value-type="float" office:value="6853" calcext:value-type="float">
            <text:p>68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48,3,474,6,'Zeus','M','2015/02/12',6853,1);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Cho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5/01</text:p>
          </table:table-cell>
          <table:table-cell table:style-name="ce2" office:value-type="float" office:value="1793" calcext:value-type="float">
            <text:p>17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49,3,498,9,'Choco','M','2016/05/01',1793,1);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Bill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50,3,508,51,'Billy','M',NULL,NULL,0)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Artu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51,3,495,22,'Artur','M',NULL,NULL,0)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Zorr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8/27</text:p>
          </table:table-cell>
          <table:table-cell table:style-name="ce2" office:value-type="float" office:value="2711" calcext:value-type="float">
            <text:p>27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52,3,484,25,'Zorro','M','2023/08/27',2711,1);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Curios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04/18</text:p>
          </table:table-cell>
          <table:table-cell table:style-name="ce2" office:value-type="float" office:value="3003" calcext:value-type="float">
            <text:p>30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53,3,470,31,'Curioso','M','2021/04/18',3003,1);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Alfie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54,3,511,24,'Alfie','M',NULL,NULL,0);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ob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5/10</text:p>
          </table:table-cell>
          <table:table-cell table:style-name="ce2" office:value-type="float" office:value="4654" calcext:value-type="float">
            <text:p>4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55,3,468,21,'Bob','M','2016/05/10',4654,1);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Jack Sparrow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10/30</text:p>
          </table:table-cell>
          <table:table-cell table:style-name="ce2" office:value-type="float" office:value="3012" calcext:value-type="float">
            <text:p>3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56,3,513,44,'Jack Sparrow','M','2019/10/30',3012,1);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go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4/02</text:p>
          </table:table-cell>
          <table:table-cell table:style-name="ce2" office:value-type="float" office:value="6860" calcext:value-type="float">
            <text:p>68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57,3,495,35,'Igor','M','2023/04/02',6860,1);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Pint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58,3,510,16,'Pintinho','M',NULL,NULL,0);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Pa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59,3,497,3,'Pato','M',NULL,NULL,0);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Zi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11/21</text:p>
          </table:table-cell>
          <table:table-cell table:style-name="ce2" office:value-type="float" office:value="7931" calcext:value-type="float">
            <text:p>79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60,3,495,54,'Zico','M','2022/11/21',7931,1);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Chiqu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61,3,468,6,'Chiquinho','M',NULL,NULL,0);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Caca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62,3,487,45,'Cacau','M',NULL,NULL,0);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e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7/22</text:p>
          </table:table-cell>
          <table:table-cell table:style-name="ce2" office:value-type="float" office:value="4639" calcext:value-type="float">
            <text:p>46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63,3,469,22,'Leo','M','2023/07/22',4639,1);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Chiquiti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1/14</text:p>
          </table:table-cell>
          <table:table-cell table:style-name="ce2" office:value-type="float" office:value="1779" calcext:value-type="float">
            <text:p>17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64,3,488,5,'Chiquitito','M','2015/11/14',1779,1);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Fuz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65,3,515,18,'Fuzinho','M',NULL,NULL,0);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Ronn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66,3,499,32,'Ronny','M',NULL,NULL,0);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Picolé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67,3,485,62,'Picolé','M',NULL,NULL,0);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Pinguim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68,3,496,33,'Pinguim','M',NULL,NULL,0);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e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69,3,485,3,'Beto','M',NULL,NULL,0);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Chocolat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70,3,508,20,'Chocolatinho','M',NULL,NULL,0);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Gaspa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4/09</text:p>
          </table:table-cell>
          <table:table-cell table:style-name="ce2" office:value-type="float" office:value="3011" calcext:value-type="float">
            <text:p>3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1,3,470,46,'Gaspar','M','2019/04/09',3011,1);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Biscoit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3/29</text:p>
          </table:table-cell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2,3,500,25,'Biscoito','M','2015/03/29',1784,1);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Bolinh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11/21</text:p>
          </table:table-cell>
          <table:table-cell table:style-name="ce2" office:value-type="float" office:value="6859" calcext:value-type="float">
            <text:p>68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3,3,505,12,'Bolinha','M','2020/11/21',6859,1);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Lé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12/31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4,3,515,33,'Léo','M','2024/12/31',3020,1);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Faraó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12/10</text:p>
          </table:table-cell>
          <table:table-cell table:style-name="ce2" office:value-type="float" office:value="4655" calcext:value-type="float">
            <text:p>4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5,3,500,23,'Faraó','M','2024/12/10',4655,1);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Jac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2/07/25</text:p>
          </table:table-cell>
          <table:table-cell table:style-name="ce2" office:value-type="float" office:value="2721" calcext:value-type="float">
            <text:p>27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6,3,470,46,'Jack','M','2022/07/25',2721,1);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Coraç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4/08</text:p>
          </table:table-cell>
          <table:table-cell table:style-name="ce2" office:value-type="float" office:value="2706" calcext:value-type="float">
            <text:p>27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7,3,506,51,'Coração','M','2017/04/08',2706,1);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Qui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8/03</text:p>
          </table:table-cell>
          <table:table-cell table:style-name="ce2" office:value-type="float" office:value="2722" calcext:value-type="float">
            <text:p>27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8,3,471,6,'Quico','M','2024/08/03',2722,1);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ilvestr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04/15</text:p>
          </table:table-cell>
          <table:table-cell table:style-name="ce2" office:value-type="float" office:value="6846" calcext:value-type="float">
            <text:p>68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79,3,472,12,'Silvestre','M','2020/04/15',6846,1);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Ping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80,3,474,9,'Pingo','M',NULL,NULL,0);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Lob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1/10/17</text:p>
          </table:table-cell>
          <table:table-cell table:style-name="ce2" office:value-type="float" office:value="3017" calcext:value-type="float">
            <text:p>3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81,3,505,40,'Lobo','M','2021/10/17',3017,1);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Timm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82,3,466,9,'Timmy','M',NULL,NULL,0);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Júnio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8/15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83,3,483,41,'Júnior','M','2017/08/15',1778,1);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Pelé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5/14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84,3,503,23,'Pelé','M','2019/05/14',3000,1);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Pato Donald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85,3,486,7,'Pato Donald','M',NULL,NULL,0);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Bolinh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11/27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86,3,466,40,'Bolinho','M','2023/11/27',4660,1);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T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87,3,480,33,'Tico','M',NULL,NULL,0);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Thor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88,3,479,17,'Thor','M',NULL,NULL,0);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Nin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89,3,516,11,'Nino','M',NULL,NULL,0);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Balo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90,3,472,34,'Baloo','M',NULL,NULL,0);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Falcã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91,3,490,16,'Falcão','M',NULL,NULL,0);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et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92,3,492,5,'Betinho','M',NULL,NULL,0);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93,3,473,3,'Fred','M',NULL,NULL,0);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Mi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4/07/13</text:p>
          </table:table-cell>
          <table:table-cell table:style-name="ce2" office:value-type="float" office:value="3026" calcext:value-type="float">
            <text:p>30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94,3,496,29,'Mico','M','2024/07/13',3026,1);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Snoop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0/15</text:p>
          </table:table-cell>
          <table:table-cell table:style-name="ce2" office:value-type="float" office:value="4636" calcext:value-type="float">
            <text:p>46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95,3,494,11,'Snoopy','M','2015/10/15',4636,1);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96,3,472,27,'Coco','M',NULL,NULL,0);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Branquel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597,3,514,10,'Branquelo','M',NULL,NULL,0);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ambend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9/19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98,3,484,4,'Lambendo','M','2019/09/19',4650,1);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Benn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8/02</text:p>
          </table:table-cell>
          <table:table-cell table:style-name="ce2" office:value-type="float" office:value="2709" calcext:value-type="float">
            <text:p>27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599,3,486,35,'Benny','M','2016/08/02',2709,1);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Plu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00,3,504,22,'Pluto','M',NULL,NULL,0);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Sonec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3/24</text:p>
          </table:table-cell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01,3,510,20,'Soneca','M','2015/03/24',3021,1);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Mimad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02,3,500,5,'Mimado','M',NULL,NULL,0);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Rufus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03,3,491,33,'Rufus','M',NULL,NULL,0);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Tico-T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04,3,499,22,'Tico-Tico','M',NULL,NULL,0);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Max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11/06</text:p>
          </table:table-cell>
          <table:table-cell table:style-name="ce2" office:value-type="float" office:value="7937" calcext:value-type="float">
            <text:p>79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05,3,500,61,'Max','M','2015/11/06',7937,1);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Andrezinh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06,3,501,13,'Andrezinho','M',NULL,NULL,0);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Zec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07,3,467,20,'Zeca','M',NULL,NULL,0);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Ping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08,3,504,35,'Pingu','M',NULL,NULL,0);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Javal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09,3,488,50,'Javali','M',NULL,NULL,0);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Oliver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4/10</text:p>
          </table:table-cell>
          <table:table-cell table:style-name="ce2" office:value-type="float" office:value="3123" calcext:value-type="float">
            <text:p>3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10,3,506,13,'Oliver','M','2016/04/10',3123,1);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Charli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9/22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11,3,502,8,'Charlie','M','2023/09/22',3124,1);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Tofu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7/03</text:p>
          </table:table-cell>
          <table:table-cell table:style-name="ce2" office:value-type="float" office:value="3125" calcext:value-type="float">
            <text:p>3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12,3,489,20,'Tofu','M','2023/07/03',3125,1);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Taz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10/08</text:p>
          </table:table-cell>
          <table:table-cell table:style-name="ce2" office:value-type="float" office:value="3126" calcext:value-type="float">
            <text:p>3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13,3,499,27,'Taz','M','2017/10/08',3126,1);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Raí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14,3,472,16,'Raí','M',NULL,NULL,0);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Bolot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6/09/15</text:p>
          </table:table-cell>
          <table:table-cell table:style-name="ce2" office:value-type="float" office:value="3128" calcext:value-type="float">
            <text:p>3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15,3,497,29,'Bolota','M','2016/09/15',3128,1);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Toby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6/22</text:p>
          </table:table-cell>
          <table:table-cell table:style-name="ce2" office:value-type="float" office:value="3129" calcext:value-type="float">
            <text:p>3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16,3,492,12,'Toby','M','2018/06/22',3129,1);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Miguel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17,3,488,35,'Miguel','M',NULL,NULL,0);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Nicolau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18,3,506,58,'Nicolau','M',NULL,NULL,0);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Gut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19,3,479,19,'Guto','M',NULL,NULL,0);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Kik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3/28</text:p>
          </table:table-cell>
          <table:table-cell table:style-name="ce2" office:value-type="float" office:value="3133" calcext:value-type="float">
            <text:p>31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20,3,509,41,'Kiko','M','2017/03/28',3133,1);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Gandalf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05/19</text:p>
          </table:table-cell>
          <table:table-cell table:style-name="ce2" office:value-type="float" office:value="3134" calcext:value-type="float">
            <text:p>31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21,3,507,5,'Gandalf','M','2023/05/19',3134,1);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T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22,3,478,30,'Tico','M',NULL,NULL,0);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Fid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5/01/26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23,3,471,41,'Fido','M','2015/01/26',3136,1);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Pelud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02/29</text:p>
          </table:table-cell>
          <table:table-cell table:style-name="ce2" office:value-type="float" office:value="3137" calcext:value-type="float">
            <text:p>31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24,3,493,66,'Peludo','M','2020/02/29',3137,1);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Fofã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3/09</text:p>
          </table:table-cell>
          <table:table-cell table:style-name="ce2" office:value-type="float" office:value="3138" calcext:value-type="float">
            <text:p>3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25,3,490,48,'Fofão','M','2017/03/09',3138,1);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Salsich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5/29</text:p>
          </table:table-cell>
          <table:table-cell table:style-name="ce2" office:value-type="float" office:value="3139" calcext:value-type="float">
            <text:p>3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26,3,493,24,'Salsicha','M','2018/05/29',3139,1);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Jujub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8/05/26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27,3,487,48,'Jujuba','M','2018/05/26',3140,1);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Fumaç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28,3,511,34,'Fumaça','M',NULL,NULL,0);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Simb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29,3,466,45,'Simba','M',NULL,NULL,0);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Pac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05/12</text:p>
          </table:table-cell>
          <table:table-cell table:style-name="ce2" office:value-type="float" office:value="3143" calcext:value-type="float">
            <text:p>3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30,3,490,3,'Pacco','M','2020/05/12',3143,1);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Orelhud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31,3,505,22,'Orelhudo','M',NULL,NULL,0);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Teddy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32,3,511,12,'Teddy','M',NULL,NULL,0);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Quic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33,3,487,28,'Quico','M',NULL,NULL,0);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Pompom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9/03/30</text:p>
          </table:table-cell>
          <table:table-cell table:style-name="ce2" office:value-type="float" office:value="3147" calcext:value-type="float">
            <text:p>31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34,3,469,56,'Pompom','M','2019/03/30',3147,1);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Sushi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35,3,485,38,'Sushi','M',NULL,NULL,0);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Bartô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36,3,489,26,'Bartô','M',NULL,NULL,0);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Mufasa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37,3,493,38,'Mufasa','M',NULL,NULL,0);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Li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0/08/07</text:p>
          </table:table-cell>
          <table:table-cell table:style-name="ce2" office:value-type="float" office:value="3151" calcext:value-type="float">
            <text:p>3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38,3,515,29,'Lico','M','2020/08/07',3151,1);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Floc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23/12/01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39,3,487,45,'Floco','M','2023/12/01',3152,1);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Momo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40,3,479,40,'Momo','M',NULL,NULL,0);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Ner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05/24</text:p>
          </table:table-cell>
          <table:table-cell table:style-name="ce2" office:value-type="float" office:value="3154" calcext:value-type="float">
            <text:p>3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41,3,494,1,'Nero','M','2017/05/24',3154,1);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Patinh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2017/12/10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42,3,490,36,'Patinho','M','2017/12/10',3155,1);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Amél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43,3,469,39,'Amélia','F',NULL,NULL,0);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Jujub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44,3,498,40,'Jujuba','F',NULL,NULL,0);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Kik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8/26</text:p>
          </table:table-cell>
          <table:table-cell table:style-name="ce2" office:value-type="float" office:value="3158" calcext:value-type="float">
            <text:p>31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45,3,477,34,'Kika','F','2017/08/26',3158,1);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Crista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10/15</text:p>
          </table:table-cell>
          <table:table-cell table:style-name="ce2" office:value-type="float" office:value="3159" calcext:value-type="float">
            <text:p>31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46,3,475,5,'Cristal','F','2019/10/15',3159,1);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Marfim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9/04</text:p>
          </table:table-cell>
          <table:table-cell table:style-name="ce2" office:value-type="float" office:value="3160" calcext:value-type="float">
            <text:p>3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47,3,478,41,'Marfim','F','2017/09/04',3160,1);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Prince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8/13</text:p>
          </table:table-cell>
          <table:table-cell table:style-name="ce2" office:value-type="float" office:value="3161" calcext:value-type="float">
            <text:p>31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48,3,509,11,'Princesa','F','2017/08/13',3161,1);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C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11/28</text:p>
          </table:table-cell>
          <table:table-cell table:style-name="ce2" office:value-type="float" office:value="3162" calcext:value-type="float">
            <text:p>31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49,3,475,21,'Cora','F','2017/11/28',3162,1);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Moa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4/15</text:p>
          </table:table-cell>
          <table:table-cell table:style-name="ce2" office:value-type="float" office:value="3163" calcext:value-type="float">
            <text:p>3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50,3,509,23,'Moana','F','2022/04/15',3163,1);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Chuchu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1/27</text:p>
          </table:table-cell>
          <table:table-cell table:style-name="ce2" office:value-type="float" office:value="3164" calcext:value-type="float">
            <text:p>3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51,3,510,39,'Chuchu','F','2024/01/27',3164,1);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Pint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0/24</text:p>
          </table:table-cell>
          <table:table-cell table:style-name="ce2" office:value-type="float" office:value="3165" calcext:value-type="float">
            <text:p>31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52,3,482,12,'Pinta','F','2015/10/24',3165,1);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Estre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53,3,488,21,'Estrela','F',NULL,NULL,0);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Lun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54,3,509,45,'Luna','F',NULL,NULL,0);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Sof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55,3,471,46,'Sofia','F',NULL,NULL,0);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Fofin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11/07</text:p>
          </table:table-cell>
          <table:table-cell table:style-name="ce2" office:value-type="float" office:value="3169" calcext:value-type="float">
            <text:p>3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56,3,482,4,'Fofinha','F','2021/11/07',3169,1);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Nuvem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57,3,489,17,'Nuvem','F',NULL,NULL,0);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Lil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58,3,478,9,'Lili','F',NULL,NULL,0);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Liz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59,3,473,38,'Liz','F',NULL,NULL,0);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Lo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5/23</text:p>
          </table:table-cell>
          <table:table-cell table:style-name="ce2" office:value-type="float" office:value="3173" calcext:value-type="float">
            <text:p>3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60,3,502,42,'Lola','F','2015/05/23',3173,1);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Gracin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1/05</text:p>
          </table:table-cell>
          <table:table-cell table:style-name="ce2" office:value-type="float" office:value="3174" calcext:value-type="float">
            <text:p>31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61,3,494,43,'Gracinha','F','2024/01/05',3174,1);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Magali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07/12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62,3,473,54,'Magali','F','2019/07/12',3175,1);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itty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3/15</text:p>
          </table:table-cell>
          <table:table-cell table:style-name="ce2" office:value-type="float" office:value="3176" calcext:value-type="float">
            <text:p>3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63,3,512,30,'Pitty','F','2017/03/15',3176,1);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Cinderel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64,3,513,53,'Cinderela','F',NULL,NULL,0);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Jasmim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10/25</text:p>
          </table:table-cell>
          <table:table-cell table:style-name="ce2" office:value-type="float" office:value="3178" calcext:value-type="float">
            <text:p>3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65,3,505,34,'Jasmim','F','2018/10/25',3178,1);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Barbie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10/25</text:p>
          </table:table-cell>
          <table:table-cell table:style-name="ce2" office:value-type="float" office:value="3179" calcext:value-type="float">
            <text:p>31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66,3,503,10,'Barbie','F','2018/10/25',3179,1);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Pudding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67,3,477,37,'Pudding','F',NULL,NULL,0);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Lu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68,3,481,26,'Lua','F',NULL,NULL,0);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Jujub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7/16</text:p>
          </table:table-cell>
          <table:table-cell table:style-name="ce2" office:value-type="float" office:value="3182" calcext:value-type="float">
            <text:p>31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69,3,475,10,'Jujuba','F','2024/07/16',3182,1);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Melod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70,3,486,51,'Melodia','F',NULL,NULL,0);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Sôn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8/30</text:p>
          </table:table-cell>
          <table:table-cell table:style-name="ce2" office:value-type="float" office:value="3184" calcext:value-type="float">
            <text:p>31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71,3,478,20,'Sônia','F','2023/08/30',3184,1);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Rap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5/13</text:p>
          </table:table-cell>
          <table:table-cell table:style-name="ce2" office:value-type="float" office:value="3185" calcext:value-type="float">
            <text:p>3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72,3,483,42,'Rapha','F','2022/05/13',3185,1);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Fad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1/03</text:p>
          </table:table-cell>
          <table:table-cell table:style-name="ce2" office:value-type="float" office:value="3186" calcext:value-type="float">
            <text:p>31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73,3,504,4,'Fada','F','2015/11/03',3186,1);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im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74,3,493,7,'Mimi','F',NULL,NULL,0);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Frances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75,3,475,38,'Francesca','F',NULL,NULL,0);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Jade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76,3,502,8,'Jade','F',NULL,NULL,0);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Plum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77,3,467,8,'Pluma','F',NULL,NULL,0);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Mel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3/24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78,3,479,5,'Mel','F','2016/03/24',3191,1);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Aur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0/11/10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79,3,484,4,'Aurora','F','2020/11/10',3192,1);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Ne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8/05</text:p>
          </table:table-cell>
          <table:table-cell table:style-name="ce2" office:value-type="float" office:value="3193" calcext:value-type="float">
            <text:p>31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80,3,511,19,'Nena','F','2018/08/05',3193,1);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Docinho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81,3,503,34,'Docinho','F',NULL,NULL,0);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Fumaç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06/21</text:p>
          </table:table-cell>
          <table:table-cell table:style-name="ce2" office:value-type="float" office:value="3195" calcext:value-type="float">
            <text:p>31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82,3,502,42,'Fumaça','F','2015/06/21',3195,1);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Ki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83,3,501,29,'Kira','F',NULL,NULL,0);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Mimo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04/02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84,3,471,44,'Mimosa','F','2019/04/02',3197,1);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Ninin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6/10</text:p>
          </table:table-cell>
          <table:table-cell table:style-name="ce2" office:value-type="float" office:value="3198" calcext:value-type="float">
            <text:p>31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85,3,491,8,'Nininha','F','2016/06/10',3198,1);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Ro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03/12</text:p>
          </table:table-cell>
          <table:table-cell table:style-name="ce2" office:value-type="float" office:value="3199" calcext:value-type="float">
            <text:p>31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86,3,481,26,'Rosa','F','2019/03/12',3199,1);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Ni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0/01/06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87,3,483,64,'Nina','F','2020/01/06',3200,1);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Petún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08/22</text:p>
          </table:table-cell>
          <table:table-cell table:style-name="ce2" office:value-type="float" office:value="3201" calcext:value-type="float">
            <text:p>3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88,3,514,49,'Petúnia','F','2021/08/22',3201,1);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Cacau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1/04/09</text:p>
          </table:table-cell>
          <table:table-cell table:style-name="ce2" office:value-type="float" office:value="3202" calcext:value-type="float">
            <text:p>32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89,3,512,33,'Cacau','F','2021/04/09',3202,1);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Serei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12/27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90,3,497,51,'Sereia','F','2023/12/27',3260,1);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Flo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5/30</text:p>
          </table:table-cell>
          <table:table-cell table:style-name="ce2" office:value-type="float" office:value="3261" calcext:value-type="float">
            <text:p>32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91,3,508,25,'Flora','F','2022/05/30',3261,1);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Cla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92,3,492,10,'Clara','F',NULL,NULL,0);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Pimpão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0/10</text:p>
          </table:table-cell>
          <table:table-cell table:style-name="ce2" office:value-type="float" office:value="3263" calcext:value-type="float">
            <text:p>32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93,3,476,36,'Pimpão','F','2015/10/10',3263,1);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Branquinh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94,3,507,35,'Branquinha','F',NULL,NULL,0);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Fluffy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95,3,477,41,'Fluffy','F',NULL,NULL,0);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Daisy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10/10</text:p>
          </table:table-cell>
          <table:table-cell table:style-name="ce2" office:value-type="float" office:value="3266" calcext:value-type="float">
            <text:p>32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96,3,513,31,'Daisy','F','2022/10/10',3266,1);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Xux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697,3,503,15,'Xuxa','F',NULL,NULL,0);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Lili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5/23</text:p>
          </table:table-cell>
          <table:table-cell table:style-name="ce2" office:value-type="float" office:value="3268" calcext:value-type="float">
            <text:p>32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98,3,473,16,'Lili','F','2024/05/23',3268,1);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Bol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6/01</text:p>
          </table:table-cell>
          <table:table-cell table:style-name="ce2" office:value-type="float" office:value="3269" calcext:value-type="float">
            <text:p>32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699,3,484,45,'Bolha','F','2018/06/01',3269,1);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Estrelin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7/09/29</text:p>
          </table:table-cell>
          <table:table-cell table:style-name="ce2" office:value-type="float" office:value="3270" calcext:value-type="float">
            <text:p>32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00,3,496,41,'Estrelinha','F','2017/09/29',3270,1);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Fof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1,3,498,14,'Fofa','F',NULL,NULL,0);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Rub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2,3,501,39,'Rubi','F',NULL,NULL,0);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Cane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1/09</text:p>
          </table:table-cell>
          <table:table-cell table:style-name="ce2" office:value-type="float" office:value="3273" calcext:value-type="float">
            <text:p>32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03,3,512,11,'Canela','F','2022/01/09',3273,1);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lanci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4,3,491,6,'Melancia','F',NULL,NULL,0);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Valentin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5,3,485,33,'Valentina','F',NULL,NULL,0);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Sininho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6,3,467,9,'Sininho','F',NULL,NULL,0);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Sussurro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7,3,495,61,'Sussurro','F',NULL,NULL,0);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Pipo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8,3,481,63,'Pipoca','F',NULL,NULL,0);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Lil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09,3,489,26,'Lili','F',NULL,NULL,0);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Pompom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9/12/10</text:p>
          </table:table-cell>
          <table:table-cell table:style-name="ce2" office:value-type="float" office:value="3280" calcext:value-type="float">
            <text:p>3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10,3,482,42,'Pompom','F','2019/12/10',3280,1);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Titi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6/03/13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11,3,516,37,'Titi','F','2016/03/13',3281,1);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Mimos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12,3,476,3,'Mimosa','F',NULL,NULL,0);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Gat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13,3,486,14,'Gata','F',NULL,NULL,0);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Gig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14,3,482,35,'Gigi','F',NULL,NULL,0);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Amor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15,3,496,16,'Amora','F',NULL,NULL,0);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Pérol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1/25</text:p>
          </table:table-cell>
          <table:table-cell table:style-name="ce2" office:value-type="float" office:value="3286" calcext:value-type="float">
            <text:p>32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16,3,506,54,'Pérola','F','2022/01/25',3286,1);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Nes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2/22</text:p>
          </table:table-cell>
          <table:table-cell table:style-name="ce2" office:value-type="float" office:value="3287" calcext:value-type="float">
            <text:p>32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17,3,512,2,'Nessa','F','2015/12/22',3287,1);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Tati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18,3,469,57,'Tati','F',NULL,NULL,0);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Tulip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19,3,474,47,'Tulipa','F',NULL,NULL,0);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Maripo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3/15</text:p>
          </table:table-cell>
          <table:table-cell table:style-name="ce2" office:value-type="float" office:value="3290" calcext:value-type="float">
            <text:p>32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20,3,504,22,'Mariposa','F','2024/03/15',3290,1);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Margarid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5/06</text:p>
          </table:table-cell>
          <table:table-cell table:style-name="ce2" office:value-type="float" office:value="3291" calcext:value-type="float">
            <text:p>32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21,3,477,12,'Margarida','F','2023/05/06',3291,1);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Tec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0/19</text:p>
          </table:table-cell>
          <table:table-cell table:style-name="ce2" office:value-type="float" office:value="3292" calcext:value-type="float">
            <text:p>3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22,3,499,24,'Teca','F','2015/10/19',3292,1);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Bris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03/05</text:p>
          </table:table-cell>
          <table:table-cell table:style-name="ce2" office:value-type="float" office:value="3293" calcext:value-type="float">
            <text:p>3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23,3,494,16,'Brisa','F','2023/03/05',3293,1);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Anin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3/11/26</text:p>
          </table:table-cell>
          <table:table-cell table:style-name="ce2" office:value-type="float" office:value="3294" calcext:value-type="float">
            <text:p>3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24,3,497,39,'Aninha','F','2023/11/26',3294,1);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Tu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25,3,474,11,'Tuca','F',NULL,NULL,0);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Flor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26,3,514,21,'Flor','F',NULL,NULL,0);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Chi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27,3,483,22,'Chica','F',NULL,NULL,0);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Bolinh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03/03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28,3,476,35,'Bolinha','F','2022/03/03',3298,1);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Mic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29,3,510,58,'Mica','F',NULL,NULL,0);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Sombr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4/05/22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30,3,476,31,'Sombra','F','2024/05/22',3300,1);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Frid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31,3,507,66,'Frida','F',NULL,NULL,0);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Violet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32,3,470,55,'Violeta','F',NULL,NULL,0);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Dam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33,3,468,34,'Dama','F',NULL,NULL,0);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stelit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34,3,508,17,'Estelita','F',NULL,NULL,0);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Maruja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35,3,466,40,'Maruja','F',NULL,NULL,0);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Nin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4/01</text:p>
          </table:table-cell>
          <table:table-cell table:style-name="ce2" office:value-type="float" office:value="3306" calcext:value-type="float">
            <text:p>33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36,3,516,26,'Nina','F','2018/04/01',3306,1);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Minu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37,3,468,12,'Minu','F',NULL,NULL,0);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Bella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38,3,492,24,'Bella','F',NULL,NULL,0);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Dud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8/03/09</text:p>
          </table:table-cell>
          <table:table-cell table:style-name="ce2" office:value-type="float" office:value="3376" calcext:value-type="float">
            <text:p>33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39,3,481,10,'Duda','F','2018/03/09',3376,1);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Suzi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22/12/08</text:p>
          </table:table-cell>
          <table:table-cell table:style-name="ce2" office:value-type="float" office:value="3377" calcext:value-type="float">
            <text:p>33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40,3,480,48,'Suzi','F','2022/12/08',3377,1);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Rubelita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2015/12/12</text:p>
          </table:table-cell>
          <table:table-cell table:style-name="ce2" office:value-type="float" office:value="3378" calcext:value-type="float">
            <text:p>33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ERT INTO DB_ESPERANCA_VIVA.ANIMAIS VALUES(741,3,498,33,'Rubelita','F','2015/12/12',3378,1);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Malu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SERT INTO DB_ESPERANCA_VIVA.ANIMAIS VALUES(742,3,480,10,'Malu','F',NULL,NULL,0);</text:p>
          </table:table-cell>
        </table:table-row>
        <table:table-row table:style-name="ro1" table:number-rows-repeated="9"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121">
          <table:table-cell table:number-columns-repeated="7"/>
          <table:table-cell table:style-name="ce2"/>
          <table:table-cell table:number-columns-repeated="2"/>
        </table:table-row>
        <table:table-row table:style-name="ro1" table:number-rows-repeated="104770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ANIMAIS.A1:ANIMAIS.I7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15">
      <number:month number:textual="true"/>
      <number:text>/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minutes number:style="long"/>
      <number:text>:</number:text>
      <number:seconds number:style="long" number:decimal-places="1"/>
    </number:time-style>
    <number:date-style style:name="N118">
      <number:day/>
      <number:text>/</number:text>
      <number:month number:textual="true"/>
    </number:date-style>
    <number:date-style style:name="N119">
      <number:day/>
      <number:text>/</number:text>
      <number:month number:textual="true"/>
      <number:text>/</number:text>
      <number:year/>
    </number:date-style>
    <number:time-style style:name="N120">
      <number:minutes number:style="long"/>
      <number:text>:</number:text>
      <number:seconds number:style="long"/>
    </number:time-style>
    <number:date-style style:name="N121">
      <number:day/>
      <number:text>/</number:text>
      <number:month/>
      <number:text>/</number:text>
      <number:year number:style="long"/>
    </number:dat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8T11:28:09.739000000</dc:date>
    <meta:editing-duration>PT2H23M32S</meta:editing-duration>
    <meta:editing-cycles>20</meta:editing-cycles>
    <meta:generator>LibreOffice/24.8.1.2$Windows_X86_64 LibreOffice_project/87fa9aec1a63e70835390b81c40bb8993f1d4ff6</meta:generator>
    <meta:document-statistic meta:table-count="1" meta:cell-count="6621" meta:object-count="0"/>
  </office:meta>
</office:document-meta>
</file>